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B=3</text:p>
          </table:table-cell>
          <table:table-cell table:number-columns-repeated="2"/>
          <table:table-cell office:value-type="float" office:value="3.1" calcext:value-type="float">
            <text:p>3,1</text:p>
          </table:table-cell>
          <table:table-cell office:value-type="string" calcext:value-type="string">
            <text:p>B=5</text:p>
          </table:table-cell>
          <table:table-cell table:number-columns-repeated="2"/>
          <table:table-cell office:value-type="float" office:value="5.02" calcext:value-type="float">
            <text:p>5,02</text:p>
          </table:table-cell>
          <table:table-cell office:value-type="string" calcext:value-type="string">
            <text:p>B=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eorico</text:p>
          </table:table-cell>
          <table:table-cell table:style-name="ce1" office:value-type="string" calcext:value-type="string">
            <text:p>Potencia armonico dBm</text:p>
          </table:table-cell>
          <table:table-cell table:style-name="ce1" office:value-type="string" calcext:value-type="string">
            <text:p>Potencia armonico en W</text:p>
          </table:table-cell>
          <table:table-cell office:value-type="string" calcext:value-type="string">
            <text:p>Practico</text:p>
          </table:table-cell>
          <table:table-cell office:value-type="string" calcext:value-type="string">
            <text:p>Teorico </text:p>
          </table:table-cell>
          <table:table-cell table:style-name="ce1" office:value-type="string" calcext:value-type="string">
            <text:p>Potencia armonico dBm</text:p>
          </table:table-cell>
          <table:table-cell table:style-name="ce1" office:value-type="string" calcext:value-type="string">
            <text:p>Potencia armonico en W</text:p>
          </table:table-cell>
          <table:table-cell office:value-type="string" calcext:value-type="string">
            <text:p>Practico</text:p>
          </table:table-cell>
          <table:table-cell office:value-type="string" calcext:value-type="string">
            <text:p>Teorico</text:p>
          </table:table-cell>
          <table:table-cell table:style-name="ce1" office:value-type="string" calcext:value-type="string">
            <text:p>Potencia armonico dBm</text:p>
          </table:table-cell>
          <table:table-cell table:style-name="ce1" office:value-type="string" calcext:value-type="string">
            <text:p>Potencia armonico en W</text:p>
          </table:table-cell>
          <table:table-cell office:value-type="string" calcext:value-type="string">
            <text:p>Practico</text:p>
          </table:table-cell>
        </table:table-row>
        <table:table-row table:style-name="ro1">
          <table:table-cell office:value-type="string" calcext:value-type="string">
            <text:p>J0(B)</text:p>
          </table:table-cell>
          <table:table-cell office:value-type="float" office:value="0.26" calcext:value-type="float">
            <text:p>0,26</text:p>
          </table:table-cell>
          <table:table-cell office:value-type="float" office:value="-23.81" calcext:value-type="float">
            <text:p>-23,81</text:p>
          </table:table-cell>
          <table:table-cell table:formula="of:=10^(0.1*([.C3]-30))" office:value-type="float" office:value="0.00000415910610494022" calcext:value-type="float">
            <text:p>4,15910610494022E-06</text:p>
          </table:table-cell>
          <table:table-cell table:formula="of:=SQRT([.D3]/[.D14])" office:value-type="float" office:value="0.263994864767685" calcext:value-type="float">
            <text:p>0,263994864767685</text:p>
          </table:table-cell>
          <table:table-cell office:value-type="float" office:value="0.18" calcext:value-type="float">
            <text:p>0,18</text:p>
          </table:table-cell>
          <table:table-cell office:value-type="float" office:value="-36.2" calcext:value-type="float">
            <text:p>-36,2</text:p>
          </table:table-cell>
          <table:table-cell table:formula="of:=10^(0.1*([.G3]-30))" office:value-type="float" office:value="0.000000239883291901948" calcext:value-type="float">
            <text:p>2,39883291901948E-07</text:p>
          </table:table-cell>
          <table:table-cell table:formula="of:=SQRT([.H3]/[.H14])" office:value-type="float" office:value="0.173625206898374" calcext:value-type="float">
            <text:p>0,173625206898374</text:p>
          </table:table-cell>
          <table:table-cell office:value-type="float" office:value="0.17" calcext:value-type="float">
            <text:p>0,17</text:p>
          </table:table-cell>
          <table:table-cell office:value-type="float" office:value="-36.1" calcext:value-type="float">
            <text:p>-36,1</text:p>
          </table:table-cell>
          <table:table-cell table:formula="of:=10^(0.1*([.K3]-30))" office:value-type="float" office:value="0.000000245470891568503" calcext:value-type="float">
            <text:p>2,45470891568503E-07</text:p>
          </table:table-cell>
          <table:table-cell table:formula="of:=SQRT([.L3]/[.L14])" office:value-type="float" office:value="0.178772980665947" calcext:value-type="float">
            <text:p>0,178772980665947</text:p>
          </table:table-cell>
        </table:table-row>
        <table:table-row table:style-name="ro1">
          <table:table-cell office:value-type="string" calcext:value-type="string">
            <text:p>J1(B)</text:p>
          </table:table-cell>
          <table:table-cell office:value-type="float" office:value="0.34" calcext:value-type="float">
            <text:p>0,34</text:p>
          </table:table-cell>
          <table:table-cell office:value-type="float" office:value="-21.55" calcext:value-type="float">
            <text:p>-21,55</text:p>
          </table:table-cell>
          <table:table-cell table:formula="of:=10^(0.1*([.C4]-30))" office:value-type="float" office:value="0.00000699841996002273" calcext:value-type="float">
            <text:p>6,99841996002273E-06</text:p>
          </table:table-cell>
          <table:table-cell table:formula="of:=SQRT([.D4]/[.D14])" office:value-type="float" office:value="0.342448666222854" calcext:value-type="float">
            <text:p>0,342448666222854</text:p>
          </table:table-cell>
          <table:table-cell office:value-type="float" office:value="0.33" calcext:value-type="float">
            <text:p>0,33</text:p>
          </table:table-cell>
          <table:table-cell office:value-type="float" office:value="-30.81" calcext:value-type="float">
            <text:p>-30,81</text:p>
          </table:table-cell>
          <table:table-cell table:formula="of:=10^(0.1*([.G4]-30))" office:value-type="float" office:value="0.000000829850767514422" calcext:value-type="float">
            <text:p>8,29850767514422E-07</text:p>
          </table:table-cell>
          <table:table-cell table:formula="of:=SQRT([.H4]/[.H14])" office:value-type="float" office:value="0.322933259609025" calcext:value-type="float">
            <text:p>0,322933259609025</text:p>
          </table:table-cell>
          <table:table-cell office:value-type="float" office:value="0.23" calcext:value-type="float">
            <text:p>0,23</text:p>
          </table:table-cell>
          <table:table-cell office:value-type="float" office:value="-33.81" calcext:value-type="float">
            <text:p>-33,81</text:p>
          </table:table-cell>
          <table:table-cell table:formula="of:=10^(0.1*([.K4]-30))" office:value-type="float" office:value="0.000000415910610494022" calcext:value-type="float">
            <text:p>4,15910610494022E-07</text:p>
          </table:table-cell>
          <table:table-cell table:formula="of:=SQRT([.L4]/[.L14])" office:value-type="float" office:value="0.232702945841546" calcext:value-type="float">
            <text:p>0,232702945841546</text:p>
          </table:table-cell>
        </table:table-row>
        <table:table-row table:style-name="ro1">
          <table:table-cell office:value-type="string" calcext:value-type="string">
            <text:p>J2(B)</text:p>
          </table:table-cell>
          <table:table-cell office:value-type="float" office:value="0.49" calcext:value-type="float">
            <text:p>0,49</text:p>
          </table:table-cell>
          <table:table-cell office:value-type="float" office:value="-18.58" calcext:value-type="float">
            <text:p>-18,58</text:p>
          </table:table-cell>
          <table:table-cell table:formula="of:=10^(0.1*([.C5]-30))" office:value-type="float" office:value="0.0000138675582887189" calcext:value-type="float">
            <text:p>1,38675582887189E-05</text:p>
          </table:table-cell>
          <table:table-cell table:formula="of:=SQRT([.D5]/[.D14])" office:value-type="float" office:value="0.482053764838279" calcext:value-type="float">
            <text:p>0,482053764838279</text:p>
          </table:table-cell>
          <table:table-cell office:value-type="float" office:value="0.05" calcext:value-type="float">
            <text:p>0,05</text:p>
          </table:table-cell>
          <table:table-cell office:value-type="float" office:value="-47.58" calcext:value-type="float">
            <text:p>-47,58</text:p>
          </table:table-cell>
          <table:table-cell table:formula="of:=10^(0.1*([.G5]-30))" office:value-type="float" office:value="0.000000017458221529205" calcext:value-type="float">
            <text:p>1,7458221529205E-08</text:p>
          </table:table-cell>
          <table:table-cell table:formula="of:=SQRT([.H5]/[.H14])" office:value-type="float" office:value="0.0468395567116151" calcext:value-type="float">
            <text:p>0,046839556711615</text:p>
          </table:table-cell>
          <table:table-cell office:value-type="float" office:value="0.11" calcext:value-type="float">
            <text:p>0,11</text:p>
          </table:table-cell>
          <table:table-cell office:value-type="float" office:value="-40.1" calcext:value-type="float">
            <text:p>-40,1</text:p>
          </table:table-cell>
          <table:table-cell table:formula="of:=10^(0.1*([.K5]-30))" office:value-type="float" office:value="0.0000000977237220955811" calcext:value-type="float">
            <text:p>9,77237220955811E-08</text:p>
          </table:table-cell>
          <table:table-cell table:formula="of:=SQRT([.L5]/[.L14])" office:value-type="float" office:value="0.112798125145795" calcext:value-type="float">
            <text:p>0,112798125145795</text:p>
          </table:table-cell>
        </table:table-row>
        <table:table-row table:style-name="ro1">
          <table:table-cell office:value-type="string" calcext:value-type="string">
            <text:p>J3(B)</text:p>
          </table:table-cell>
          <table:table-cell office:value-type="float" office:value="0.31" calcext:value-type="float">
            <text:p>0,31</text:p>
          </table:table-cell>
          <table:table-cell office:value-type="float" office:value="-22.3" calcext:value-type="float">
            <text:p>-22,3</text:p>
          </table:table-cell>
          <table:table-cell table:formula="of:=10^(0.1*([.C6]-30))" office:value-type="float" office:value="0.00000588843655355588" calcext:value-type="float">
            <text:p>5,88843655355588E-06</text:p>
          </table:table-cell>
          <table:table-cell table:formula="of:=SQRT([.D6]/[.D14])" office:value-type="float" office:value="0.314119920632551" calcext:value-type="float">
            <text:p>0,314119920632551</text:p>
          </table:table-cell>
          <table:table-cell office:value-type="float" office:value="0.36" calcext:value-type="float">
            <text:p>0,36</text:p>
          </table:table-cell>
          <table:table-cell office:value-type="float" office:value="-29.85" calcext:value-type="float">
            <text:p>-29,85</text:p>
          </table:table-cell>
          <table:table-cell table:formula="of:=10^(0.1*([.G6]-30))" office:value-type="float" office:value="0.00000103514216667934" calcext:value-type="float">
            <text:p>1,03514216667934E-06</text:p>
          </table:table-cell>
          <table:table-cell table:formula="of:=SQRT([.H6]/[.H14])" office:value-type="float" office:value="0.360672289143299" calcext:value-type="float">
            <text:p>0,360672289143299</text:p>
          </table:table-cell>
          <table:table-cell office:value-type="float" office:value="0.29" calcext:value-type="float">
            <text:p>0,29</text:p>
          </table:table-cell>
          <table:table-cell office:value-type="float" office:value="-31.86" calcext:value-type="float">
            <text:p>-31,86</text:p>
          </table:table-cell>
          <table:table-cell table:formula="of:=10^(0.1*([.K6]-30))" office:value-type="float" office:value="0.000000651628394060843" calcext:value-type="float">
            <text:p>6,51628394060843E-07</text:p>
          </table:table-cell>
          <table:table-cell table:formula="of:=SQRT([.L6]/[.L14])" office:value-type="float" office:value="0.291274108142204" calcext:value-type="float">
            <text:p>0,291274108142204</text:p>
          </table:table-cell>
        </table:table-row>
        <table:table-row table:style-name="ro1">
          <table:table-cell office:value-type="string" calcext:value-type="string">
            <text:p>J4(B)</text:p>
          </table:table-cell>
          <table:table-cell office:value-type="float" office:value="0.13" calcext:value-type="float">
            <text:p>0,13</text:p>
          </table:table-cell>
          <table:table-cell office:value-type="float" office:value="-30.55" calcext:value-type="float">
            <text:p>-30,55</text:p>
          </table:table-cell>
          <table:table-cell table:formula="of:=10^(0.1*([.C7]-30))" office:value-type="float" office:value="0.000000881048873008015" calcext:value-type="float">
            <text:p>8,81048873008015E-07</text:p>
          </table:table-cell>
          <table:table-cell table:formula="of:=SQRT([.D7]/[.D14])" office:value-type="float" office:value="0.121505371901048" calcext:value-type="float">
            <text:p>0,121505371901048</text:p>
          </table:table-cell>
          <table:table-cell office:value-type="float" office:value="0.39" calcext:value-type="float">
            <text:p>0,39</text:p>
          </table:table-cell>
          <table:table-cell office:value-type="float" office:value="-29.07" calcext:value-type="float">
            <text:p>-29,07</text:p>
          </table:table-cell>
          <table:table-cell table:formula="of:=10^(0.1*([.G7]-30))" office:value-type="float" office:value="0.00000123879658653037" calcext:value-type="float">
            <text:p>1,23879658653037E-06</text:p>
          </table:table-cell>
          <table:table-cell table:formula="of:=SQRT([.H7]/[.H14])" office:value-type="float" office:value="0.394559746846241" calcext:value-type="float">
            <text:p>0,394559746846241</text:p>
          </table:table-cell>
          <table:table-cell office:value-type="float" office:value="0.1" calcext:value-type="float">
            <text:p>0,1</text:p>
          </table:table-cell>
          <table:table-cell office:value-type="float" office:value="-40.58" calcext:value-type="float">
            <text:p>-40,58</text:p>
          </table:table-cell>
          <table:table-cell table:formula="of:=10^(0.1*([.K7]-30))" office:value-type="float" office:value="0.0000000874983775227437" calcext:value-type="float">
            <text:p>8,74983775227437E-08</text:p>
          </table:table-cell>
          <table:table-cell table:formula="of:=SQRT([.L7]/[.L14])" office:value-type="float" office:value="0.10673377774534" calcext:value-type="float">
            <text:p>0,10673377774534</text:p>
          </table:table-cell>
        </table:table-row>
        <table:table-row table:style-name="ro1">
          <table:table-cell office:value-type="string" calcext:value-type="string">
            <text:p>J5(B)</text:p>
          </table:table-cell>
          <table:table-cell office:value-type="float" office:value="0.04" calcext:value-type="float">
            <text:p>0,04</text:p>
          </table:table-cell>
          <table:table-cell office:value-type="float" office:value="-39.38" calcext:value-type="float">
            <text:p>-39,38</text:p>
          </table:table-cell>
          <table:table-cell table:formula="of:=10^(0.1*([.C8]-30))" office:value-type="float" office:value="0.000000115345325782109" calcext:value-type="float">
            <text:p>1,15345325782109E-07</text:p>
          </table:table-cell>
          <table:table-cell table:formula="of:=SQRT([.D8]/[.D14])" office:value-type="float" office:value="0.0439638258684835" calcext:value-type="float">
            <text:p>0,043963825868484</text:p>
          </table:table-cell>
          <table:table-cell office:value-type="float" office:value="0.26" calcext:value-type="float">
            <text:p>0,26</text:p>
          </table:table-cell>
          <table:table-cell office:value-type="float" office:value="-32.44" calcext:value-type="float">
            <text:p>-32,44</text:p>
          </table:table-cell>
          <table:table-cell table:formula="of:=10^(0.1*([.G8]-30))" office:value-type="float" office:value="0.000000570164272280748" calcext:value-type="float">
            <text:p>5,70164272280748E-07</text:p>
          </table:table-cell>
          <table:table-cell table:formula="of:=SQRT([.H8]/[.H14])" office:value-type="float" office:value="0.267678060118684" calcext:value-type="float">
            <text:p>0,267678060118684</text:p>
          </table:table-cell>
          <table:table-cell office:value-type="float" office:value="0.19" calcext:value-type="float">
            <text:p>0,19</text:p>
          </table:table-cell>
          <table:table-cell office:value-type="float" office:value="-35.75" calcext:value-type="float">
            <text:p>-35,75</text:p>
          </table:table-cell>
          <table:table-cell table:formula="of:=10^(0.1*([.K8]-30))" office:value-type="float" office:value="0.000000266072505979881" calcext:value-type="float">
            <text:p>2,66072505979881E-07</text:p>
          </table:table-cell>
          <table:table-cell table:formula="of:=SQRT([.L8]/[.L14])" office:value-type="float" office:value="0.186123787325114" calcext:value-type="float">
            <text:p>0,186123787325114</text:p>
          </table:table-cell>
        </table:table-row>
        <table:table-row table:style-name="ro1">
          <table:table-cell office:value-type="string" calcext:value-type="string">
            <text:p>J6(B)</text:p>
          </table:table-cell>
          <table:table-cell office:value-type="float" office:value="0.01" calcext:value-type="float">
            <text:p>0,01</text:p>
          </table:table-cell>
          <table:table-cell office:value-type="float" office:value="-50.82" calcext:value-type="float">
            <text:p>-50,82</text:p>
          </table:table-cell>
          <table:table-cell table:formula="of:=10^(0.1*([.C9]-30))" office:value-type="float" office:value="0.00000000827942163712336" calcext:value-type="float">
            <text:p>8,27942163712336E-09</text:p>
          </table:table-cell>
          <table:table-cell table:formula="of:=SQRT([.D9]/[.D14])" office:value-type="float" office:value="0.0117786489704701" calcext:value-type="float">
            <text:p>0,01177864897047</text:p>
          </table:table-cell>
          <table:table-cell office:value-type="float" office:value="0.13" calcext:value-type="float">
            <text:p>0,13</text:p>
          </table:table-cell>
          <table:table-cell office:value-type="float" office:value="-38.42" calcext:value-type="float">
            <text:p>-38,42</text:p>
          </table:table-cell>
          <table:table-cell table:formula="of:=10^(0.1*([.G9]-30))" office:value-type="float" office:value="0.000000143879857825584" calcext:value-type="float">
            <text:p>1,43879857825584E-07</text:p>
          </table:table-cell>
          <table:table-cell table:formula="of:=SQRT([.H9]/[.H14])" office:value-type="float" office:value="0.134466089878349" calcext:value-type="float">
            <text:p>0,134466089878349</text:p>
          </table:table-cell>
          <table:table-cell office:value-type="float" office:value="0.34" calcext:value-type="float">
            <text:p>0,34</text:p>
          </table:table-cell>
          <table:table-cell office:value-type="float" office:value="-30.58" calcext:value-type="float">
            <text:p>-30,58</text:p>
          </table:table-cell>
          <table:table-cell table:formula="of:=10^(0.1*([.K9]-30))" office:value-type="float" office:value="0.000000874983775227437" calcext:value-type="float">
            <text:p>8,74983775227437E-07</text:p>
          </table:table-cell>
          <table:table-cell table:formula="of:=SQRT([.L9]/[.L14])" office:value-type="float" office:value="0.337521840949466" calcext:value-type="float">
            <text:p>0,337521840949466</text:p>
          </table:table-cell>
        </table:table-row>
        <table:table-row table:style-name="ro1">
          <table:table-cell office:value-type="string" calcext:value-type="string">
            <text:p>J7(B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SQRT([.D10]/[.D14])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46.29" calcext:value-type="float">
            <text:p>-46,29</text:p>
          </table:table-cell>
          <table:table-cell table:formula="of:=10^(0.1*([.G10]-30))" office:value-type="float" office:value="0.0000000234963282084831" calcext:value-type="float">
            <text:p>2,34963282084831E-08</text:p>
          </table:table-cell>
          <table:table-cell table:formula="of:=SQRT([.H10]/[.H14])" office:value-type="float" office:value="0.0543391419401042" calcext:value-type="float">
            <text:p>0,054339141940104</text:p>
          </table:table-cell>
          <table:table-cell office:value-type="float" office:value="0.28" calcext:value-type="float">
            <text:p>0,28</text:p>
          </table:table-cell>
          <table:table-cell office:value-type="float" office:value="-30.96" calcext:value-type="float">
            <text:p>-30,96</text:p>
          </table:table-cell>
          <table:table-cell table:formula="of:=10^(0.1*([.K10]-30))" office:value-type="float" office:value="0.000000801678063387679" calcext:value-type="float">
            <text:p>8,01678063387679E-07</text:p>
          </table:table-cell>
          <table:table-cell table:formula="of:=SQRT([.L10]/[.L14])" office:value-type="float" office:value="0.32307390508935" calcext:value-type="float">
            <text:p>0,32307390508935</text:p>
          </table:table-cell>
        </table:table-row>
        <table:table-row table:style-name="ro1">
          <table:table-cell office:value-type="string" calcext:value-type="string">
            <text:p>J8(B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SQRT([.D11]/[.D14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SQRT([.H11]/[.H14])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-34.05" calcext:value-type="float">
            <text:p>-34,05</text:p>
          </table:table-cell>
          <table:table-cell table:formula="of:=10^(0.1*([.K11]-30))" office:value-type="float" office:value="0.000000393550075455777" calcext:value-type="float">
            <text:p>3,93550075455777E-07</text:p>
          </table:table-cell>
          <table:table-cell table:formula="of:=SQRT([.L11]/[.L14])" office:value-type="float" office:value="0.226361144532086" calcext:value-type="float">
            <text:p>0,226361144532086</text:p>
          </table:table-cell>
        </table:table-row>
        <table:table-row table:style-name="ro1">
          <table:table-cell office:value-type="string" calcext:value-type="string">
            <text:p>J9(B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SQRT([.D12]/[.D14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SQRT([.H12]/[.H14])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38.91" calcext:value-type="float">
            <text:p>-38,91</text:p>
          </table:table-cell>
          <table:table-cell table:formula="of:=10^(0.1*([.K12]-30))" office:value-type="float" office:value="0.000000128528665994362" calcext:value-type="float">
            <text:p>1,28528665994362E-07</text:p>
          </table:table-cell>
          <table:table-cell table:formula="of:=SQRT([.L12]/[.L14])" office:value-type="float" office:value="0.12936055827268" calcext:value-type="float">
            <text:p>0,129360558272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Total</text:p>
          </table:table-cell>
          <table:table-cell table:number-columns-repeated="3"/>
          <table:table-cell office:value-type="string" calcext:value-type="string">
            <text:p>Potencia Total</text:p>
          </table:table-cell>
          <table:table-cell table:number-columns-repeated="3"/>
          <table:table-cell office:value-type="string" calcext:value-type="string">
            <text:p>Potencia Total</text:p>
          </table:table-cell>
          <table:table-cell/>
        </table:table-row>
        <table:table-row table:style-name="ro1">
          <table:table-cell table:number-columns-repeated="3"/>
          <table:table-cell table:formula="of:=[.D3]+2*SUM([.D4:.D12])" office:value-type="float" office:value="0.0000596772829503897" calcext:value-type="float">
            <text:p>5,96772829503897E-05</text:p>
          </table:table-cell>
          <table:table-cell table:number-columns-repeated="3"/>
          <table:table-cell table:formula="of:=[.H3]+2*SUM([.H4:.H12])" office:value-type="float" office:value="0.00000795745969303826" calcext:value-type="float">
            <text:p>7,95745969303826E-06</text:p>
          </table:table-cell>
          <table:table-cell table:number-columns-repeated="3"/>
          <table:table-cell table:formula="of:=[.L3]+2*SUM([.L4:.L12])" office:value-type="float" office:value="0.00000768061927200515" calcext:value-type="float">
            <text:p>7,68061927200515E-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6T16:25:01.209128073</meta:creation-date>
    <dc:date>2023-06-16T17:53:52.272755146</dc:date>
    <meta:editing-duration>PT23M10S</meta:editing-duration>
    <meta:editing-cycles>1</meta:editing-cycles>
    <meta:document-statistic meta:table-count="1" meta:cell-count="148" meta:object-count="0"/>
    <meta:generator>LibreOffice/6.4.7.2$Linux_X86_64 LibreOffice_project/40$Build-2</meta:generator>
  </office:meta>
</office:document-meta>
</file>